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style:text-underline-style="solid" style:text-underline-width="auto" style:text-underline-color="font-color"/>
    </style:style>
    <style:style style:name="T4" style:family="text">
      <style:text-properties style:text-line-through-style="none" style:text-underline-style="none"/>
    </style:style>
    <style:style style:name="T5" style:family="text">
      <style:text-properties style:text-underline-style="none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3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--Study and teaching.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hrough page 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4">[Note: The number "156" is written in pencil and circled in the top right corner of the page.]</text:p>
      <text:p text:style-name="P4"/>
      <text:p text:style-name="P5">A lecture exhorting/</text:p>
      <text:p text:style-name="P5">Parents to discontinue/</text:p>
      <text:p text:style-name="P5">the practice of teaching/</text:p>
      <text:p text:style-name="P5">the Bar Mitzva a single chapter/</text:p>
      <text:p text:style-name="P5">unaccompanied with any knowledge/</text:p>
      <text:p text:style-name="P5">of the language and spirit of the Bible/</text:p>
      <text:p text:style-name="P5"/>
      <text:p text:style-name="P5">[Hebrew]/</text:p>
      <text:p text:style-name="P5"/>
      <text:p text:style-name="P4">[Page 1]</text:p>
      <text:p text:style-name="P4">Brethren! <text:s/>Every change in matters connected with/ the public worship, is not a dangerous renovation, still, a/ feeling exists among <text:span text:style-name="T1">excellent</text:span><text:span text:style-name="T2"> conscientious men and women in Israel/ hostile to any alteration in customs and practices, which/ they have ever seen or followed. <text:s/>To rise against that/ feeling in open antagonism would be unwise, for, op-/-position creates resistance, and this calls forth divisions/ and heartburnings, through which the very object sought/ after is defeated. <text:s/>To reason dispassionately </text:span><text:span text:style-name="T1">about</text:span><text:span text:style-name="T2"> regarding/ </text:span><text:span text:style-name="T1">it</text:span><text:span text:style-name="T2"> the propriety or impropriety of holding to it, is the province of such as aim in earnest to im-/-prove; </text:span><text:span text:style-name="T1">and</text:span><text:span text:style-name="T2"> of those who wish that the wheel of progress be set in/ motion without receiving a check from internal causes./ <text:s/>Arguments, cannot fail to penetrate the mind, and/ gradually to </text:span><text:soft-page-break/><text:span text:style-name="T2">dispell[sic!] prejudgments. <text:s/>Now: the in-/-stances in which changes for the better might be in-/-troduced even among us, exceptionally conservative,/ are various. <text:s/>And if I have never ventured to point/ them out, you may attribute the </text:span><text:span text:style-name="T1">cause</text:span><text:span text:style-name="T2"> motive to a fear/ of doing a permanent injury, while attempting to/ remove what is objectionable, yet harmless./ <text:s/>But the instance I am about to cite, does positive mischief,/</text:span></text:p>
      <text:p text:style-name="P7"/>
      <text:p text:style-name="P7">[Page 2]</text:p>
      <text:p text:style-name="P4"><text:span text:style-name="T2">hence I </text:span><text:span text:style-name="T1">make mention of it.</text:span><text:span text:style-name="T2"> submit my thoughts concerning it to your considerations. <text:s/>Let me preface my/ remarks by saying that Hebrew parents are guilty of/ an injustice towards their children and their people, which the usages of this congregation en-/-courage and commend. <text:s/>I appeal to your good/ sense, my hearers. <text:s/>Can a </text:span><text:span text:style-name="T1">mason</text:span><text:span text:style-name="T2"> structure be built without materials?/ <text:s/>Or dares a</text:span><text:span text:style-name="T1">n architect to</text:span><text:span text:style-name="T2"> master mason expect that an edifice having/ but sand for its foundations will stand </text:span><text:span text:style-name="T1">firm</text:span><text:span text:style-name="T2"> unmoveable? <text:s/>Cer-/-tainly not, is the universal answer. <text:s/>Yet, we act/ as if we believed that impossibility possible. <text:s/>We/ are in duty bound to construct Judaism in America/ upon solid bases, so strong that the </text:span><text:span text:style-name="T1">adverse</text:span><text:span text:style-name="T2"> violent winds/ raised by opposite creeds shall not shake it; </text:span><text:span text:style-name="T1">nor</text:span><text:span text:style-name="T2"> so very staunch/ that the storms of incredulity may not threaten its stability./ <text:s/>But I will speak plainly. <text:s/>Whatever the leaders/ of a schismatic party that style themselves "Reformers"/ may assert to the contrary, </text:span><text:span text:style-name="T1">the</text:span><text:span text:style-name="T2"> our ancestral religion/ lacks here the elements of self-preservation. <text:s/>It can-/-not resist, unless by timely provisions, it cannot long/ resist </text:span><text:span text:style-name="T1">very long</text:span><text:span text:style-name="T2"> the perils </text:span><text:span text:style-name="T1">lo</text:span><text:span text:style-name="T2"> which surround it./ <text:s/>Idle is the boast of a crowded attendance at the/ Synagogue on New Year and the day of atonement./ <text:s/>I tremble at the consequences of a centering Judaism/</text:span></text:p>
      <text:p text:style-name="P7"/>
      <text:p text:style-name="P7">[Page 3]</text:p>
      <text:p text:style-name="P4"><text:span text:style-name="T2">round so narrow a sphere, were it even that in this age of skepticism singleness/ of purpose always prompted the large gathering. <text:s/>I/ tremble, because the next generation, uninfluenced by/ the associations which make those days </text:span><text:span text:style-name="T1">dear to our hearts</text:span><text:span text:style-name="T2"> awe-inspiring to our souls,/ will suffer them also to be expunged from their calendar./ <text:s/>No O Israelites, the </text:span><text:span text:style-name="T1">religious</text:span><text:span text:style-name="T2"> training of our youths is/ the barometer indicating the state of the religious atmosphere/ in which we </text:span><text:span text:style-name="T1">religiously</text:span><text:span text:style-name="T2"> breathe; that alone will determine,/ whether the Jewish horizon </text:span><text:span text:style-name="T1">is to</text:span><text:span text:style-name="T2"> will be overcast with clouds,/ or </text:span><text:span text:style-name="T1">to</text:span><text:span text:style-name="T2"> continue bright. <text:s/>But </text:span><text:span text:style-name="T1">is</text:span><text:span text:style-name="T2"> what is in very deed that culture? <text:s/>A/ blank. <text:s/>And we help to keep it so. <text:s/>The Bar-/Mitzvah ceremony as followed among us proceeded, like/ many other practices of old, from a pure and high source, but/ in the course of time it mixed with much that is/ earthy and became turbid and foul. <text:s/>The object/ it intended to reach has been lost sight of, and the mind/ has gone astray after the gratification of personal vanity./ <text:s/>Formerly, the public reading of </text:span><text:span text:style-name="T1">the</text:span><text:span text:style-name="T2"> a section of the Pentateuch--/not unfrequently accompanied with a short lecture--/ was to denote the auspicious beginning of parental/ education, and a pledge for its continuation./</text:span></text:p>
      <text:p text:style-name="P7"/>
      <text:p text:style-name="P7">[Page 4]</text:p>
      <text:p text:style-name="P6">Parents<text:span text:style-name="T2"> Our predecessors mindful of the divine command "</text:span><text:span text:style-name="T3">Thou</text:span><text:span text:style-name="T4">/ shalt teach (the tenets of thy faith) diligently to thy/ children," remembered also that according to the counsel/ of a Sage in the Mishnah, a lad ought to be able/ in his thirteenth year to read and measurably to/ understand Holy Writ with its oral meaning in the ori-/-ginal. <text:s/></text:span><text:span text:style-name="T5">But no steps are steps in that direction taken very rarely</text:span><text:span text:style-name="T4"> The occasion had therefore a deep/ </text:span><text:span text:style-name="T5">by the coreligionists I minister to, or with whom I am</text:span><text:span text:style-name="T4"> significance; it gave genuine motives/ </text:span><text:span text:style-name="T5">in contact. <text:s/>The public celebration was therefore a</text:span><text:span text:style-name="T4">/ </text:span><text:span text:style-name="T5">genuine occasion</text:span><text:span text:style-name="T4"> for rejoicing alike to the </text:span><text:span text:style-name="T5">Hebrews</text:span><text:span text:style-name="T4"> Israelites/ immediately interested, and </text:span><text:span text:style-name="T5">for</text:span><text:span text:style-name="T4"> to the community/ to which they belonged. <text:s/>Can it so be viewed at/ present, when very rarely are measures taken to attain the/ same end, either by the coreligionists I minister to, or by/ others with whom I came in contact? <text:s/>It was a grievous/ revelation to me, when requesting a few days ago some/ of our young, I desired to imitate in the translation of/ the Pentateuch to fetch the book along, that they did not possess a Hebrew/ copy of the Mosaic law. <text:s/>Nay: I have since been/ assured by a person whose activity in Jewish matters/ affords the capacity of speaking </text:span><text:soft-page-break/><text:span text:style-name="T4">knowingly, that even/ an English copy of the Scriptures is not to be found/</text:span></text:p>
      <text:p text:style-name="P8"/>
      <text:p text:style-name="P8">[Page 5]</text:p>
      <text:p text:style-name="P6"><text:span text:style-name="T4">in houses dwelt in by the </text:span><text:span text:style-name="T5">divine</text:span><text:span text:style-name="T4"> original guardians of/ the inspired word. <text:s/>A lad may have been left in utter/ ignorance of his descent, of the obligations it imposes,/ and the doctrines peculiarly our own; he may not have/ learnt a letter of the Hebrew Alphabet before the/ time approaches for his would-be admission into the/ body of an observant community. <text:s/></text:span><text:span text:style-name="T5">But</text:span><text:span text:style-name="T4"> If he can master/ a few sentences by memorizing them, the pleasure/ of his parents is complete. <text:s/>They receive a round of/ congratulations, and the successful efforts of their/ son is commented on, within his hearing, </text:span><text:span text:style-name="T5">with</text:span><text:span text:style-name="T4"> in terms/ of approval. <text:s/>Ought that system to continue? <text:s/>Is it/ by it, I ask in sorrowful earnestness, is it by it/ that we anticipate to establish Judaism in this land/ on a firm footing? <text:s/>Or shall we trust its perpetuity/ to chance, imagining that our offspring </text:span><text:span text:style-name="T5">ignorant</text:span><text:span text:style-name="T4"> unacquainted/ of their mission will still perform it, that they will hear/ the banterings of gentiles, and nevertheless remain unaffected,/ that assailed by the worldly and the unbelievers, they will/ hold fast to that, of the real sanctity of which they/ have no conceptions? <text:s/>Vain hopes, groundless an-/-ticipations, my fellow Israelites./</text:span></text:p>
      <text:p text:style-name="P8"/>
      <text:p text:style-name="P8">[Page 6]</text:p>
      <text:p text:style-name="P6"><text:span text:style-name="T4">Some may perhaps say: "we are weary of these reflect-/-ions upon the conduct of men and women who sup-/-port the worship with their means, at all events, if/ not with their presence. <text:s/>You disparage what is old,/ condemn what is new, and </text:span><text:span text:style-name="T5">give us</text:span><text:span text:style-name="T4"> offer us nothing which/ may supersede both." <text:s/>Yes: I disapprove of our/ practice, though it has the stamp of antiquity, because/ barren altogether of goodly fruits. <text:s/>I deprecate the novel/ method borrowed from our gentile neighbors. <text:s/>I mean/ the </text:span><text:span text:style-name="T3">confirmation</text:span><text:span text:style-name="T4">, because it is an exhibition in the house/ of God, attended with surroundings not </text:span><text:span text:style-name="T5">all</text:span><text:span text:style-name="T4"> at all cal-/-culated to inspire love for retiring habits and moderation/ in dress on the part of the female, and fondness for sa-/-cred learning on the part of the male confirmants--/to use a newly coined word. <text:s/>But I am free of the/ charge of not supplying a method condemning/ itself to the understanding of all who believe that/ they are bound to contribute to the permanence of/ Mosaic doctrines and institutions./</text:span></text:p>
      <text:p text:style-name="P6"><text:span text:style-name="T4">I reiterate what </text:span><text:span text:style-name="T5">has</text:span><text:span text:style-name="T4"> has been expressed time and/ again. <text:s/>Retain the calling of the youth to the Law, with a clear and intelligent recital of the benedictions. <text:s/>It may awaken hereafter, in the most callous, a reminiscence leading the steps once more to the Synagogue, but let </text:span><text:span text:style-name="T5">Let</text:span><text:span text:style-name="T4"> your children be taught the language/</text:span></text:p>
      <text:p text:style-name="P8"/>
      <text:p text:style-name="P8">[Page 7]</text:p>
      <text:p text:style-name="P6"><text:span text:style-name="T4">and the </text:span><text:span text:style-name="T5">precepts</text:span><text:span text:style-name="T4"> spirit of the book of books. <text:s/>do not,/ I pray, subject them to a procedure which works/ positive evil. <text:s/>For, often a whole year is devoted to a/ profitless study, often it is attended with a worriment/ and a fatigue which destroys all taste for Hebrew learning,/ and, this is the worst feature, it often impresses the intel-/-ligent child with the idea that the religion of his fathers/ demands only dead forms, </text:span><text:span text:style-name="T5">which</text:span><text:span text:style-name="T4"> with the mind empty,/ and the heart unsatisfied. <text:s/>Demand, for you have the/ right so to do, that the pulpit be devoted with greater/ frequency than, on a Bar Mitzvah occasion, to the in-/-struction of the young, but principally and mindless/ of the sacrifice, let teachers be engaged, whose knowledge/ and honest convictions will enkindle an undying at-/-tachment for what is purely Jewish in the breasts of/ your offspring./</text:span></text:p>
      <text:p text:style-name="P8">I have been requested by several of our city Ministers to/ offer their gratuitous tuition twice a week, Wednesday and/ Thursday afternoon from half past four to half past six/ o'clock, to any lad able to read Hebrew with fluency./ <text:s/>The meeting place will be in the vestry rooms of/ the Congregation Keneseth Israel, in 6<text:span text:style-name="T6">th</text:span><text:span text:style-name="T7"> st above Brown./</text:span></text:p>
      <text:p text:style-name="P8"><text:span text:style-name="T7"/></text:p>
      <text:p text:style-name="P8"><text:span text:style-name="T7">[Page 8]</text:span></text:p>
      <text:p text:style-name="P8"><text:span text:style-name="T7">This lecture was considerably altered and/ made more forcible in delivering it, and it was/ followed by </text:span><text:soft-page-break/><text:span text:style-name="T7">an address to a Bar Mitzvah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1T15:05:17.31</meta:creation-date>
    <dc:date>2012-09-12T11:36:38.29</dc:date>
    <dc:creator>Penn Libraries</dc:creator>
    <meta:editing-duration>PT00H23M06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7" meta:word-count="1730" meta:character-count="10617"/>
  </office:meta>
</office:document-meta>
</file>